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8fb29" officeooo:paragraph-rsid="0048fb29"/>
    </style:style>
    <style:style style:name="P2" style:family="paragraph" style:parent-style-name="Standard">
      <style:text-properties officeooo:rsid="004a78fe" officeooo:paragraph-rsid="004a78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Próba instalacji WRT</text:p>
      <text:p text:style-name="P2">-Zainstalowałem WR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2T03:21:17.034804847</dc:date>
    <meta:editing-duration>PT23H41M28S</meta:editing-duration>
    <meta:editing-cycles>39</meta:editing-cycles>
    <meta:document-statistic meta:table-count="0" meta:image-count="0" meta:object-count="0" meta:page-count="1" meta:paragraph-count="2" meta:word-count="5" meta:character-count="40" meta:non-whitespace-character-count="37"/>
  </office:meta>
</office:document-meta>
</file>